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Standard">
      <style:text-properties officeooo:rsid="000e3c7e" officeooo:paragraph-rsid="000e3c7e"/>
    </style:style>
    <style:style style:name="P3" style:family="paragraph" style:parent-style-name="Text_20_body">
      <style:text-properties officeooo:rsid="000e3c7e" officeooo:paragraph-rsid="000e3c7e"/>
    </style:style>
    <style:style style:name="P4" style:family="paragraph" style:parent-style-name="Standard">
      <style:text-properties officeooo:rsid="000e3c7e" officeooo:paragraph-rsid="000f7bd1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e3c7e"/>
    </style:style>
    <style:style style:name="P6" style:family="paragraph" style:parent-style-name="Standard">
      <style:text-properties fo:font-weight="bold" officeooo:rsid="000e3c7e" officeooo:paragraph-rsid="000e3c7e" style:font-weight-asian="bold" style:font-weight-complex="bold"/>
    </style:style>
    <style:style style:name="P7" style:family="paragraph" style:parent-style-name="Standard">
      <style:text-properties fo:font-weight="bold" officeooo:rsid="000f7bd1" officeooo:paragraph-rsid="000f7bd1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fbbc1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28c3f"/>
    </style:style>
    <style:style style:name="P11" style:family="paragraph" style:parent-style-name="Standard">
      <style:text-properties officeooo:rsid="000e3c7e" officeooo:paragraph-rsid="001f3da7"/>
    </style:style>
    <style:style style:name="P12" style:family="paragraph" style:parent-style-name="Standard">
      <style:text-properties officeooo:rsid="000e3c7e" officeooo:paragraph-rsid="000e3c7e"/>
    </style:style>
    <style:style style:name="P13" style:family="paragraph" style:parent-style-name="Standard">
      <style:text-properties fo:color="#ffffff" loext:opacity="100%" officeooo:rsid="000e3c7e" officeooo:paragraph-rsid="000e3c7e"/>
    </style:style>
    <style:style style:name="P14" style:family="paragraph" style:parent-style-name="Standard">
      <style:text-properties fo:font-weight="bold" officeooo:rsid="000e3c7e" officeooo:paragraph-rsid="000e3c7e" style:font-weight-asian="bold" style:font-weight-complex="bold"/>
    </style:style>
    <style:style style:name="P15" style:family="paragraph" style:parent-style-name="Standard">
      <style:text-properties officeooo:rsid="001fbd6d" officeooo:paragraph-rsid="001fbd6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f7bd1"/>
    </style:style>
    <style:style style:name="T3" style:family="text">
      <style:text-properties officeooo:rsid="000fbbc1"/>
    </style:style>
    <style:style style:name="T4" style:family="text">
      <style:text-properties officeooo:rsid="000e3c7e"/>
    </style:style>
    <style:style style:name="T5" style:family="text">
      <style:text-properties fo:color="#999999" loext:opacity="100%" fo:font-size="10pt" fo:font-style="italic" style:font-style-asian="italic" style:font-style-complex="italic"/>
    </style:style>
    <style:style style:name="T6" style:family="text">
      <style:text-properties officeooo:rsid="0010be29"/>
    </style:style>
    <style:style style:name="T7" style:family="text">
      <style:text-properties officeooo:rsid="00117281"/>
    </style:style>
    <style:style style:name="T8" style:family="text">
      <style:text-properties officeooo:rsid="00128c3f"/>
    </style:style>
    <style:style style:name="T9" style:family="text">
      <style:text-properties officeooo:rsid="0015c5d2"/>
    </style:style>
    <style:style style:name="T10" style:family="text">
      <style:text-properties officeooo:rsid="0016dbdc"/>
    </style:style>
    <style:style style:name="T11" style:family="text">
      <style:text-properties officeooo:rsid="0018dda7"/>
    </style:style>
    <style:style style:name="T12" style:family="text">
      <style:text-properties officeooo:rsid="0019edfa"/>
    </style:style>
    <style:style style:name="T13" style:family="text">
      <style:text-properties officeooo:rsid="001acd1a"/>
    </style:style>
    <style:style style:name="T14" style:family="text">
      <style:text-properties officeooo:rsid="001b0c91"/>
    </style:style>
    <style:style style:name="T15" style:family="text">
      <style:text-properties officeooo:rsid="001b3847"/>
    </style:style>
    <style:style style:name="T16" style:family="text">
      <style:text-properties officeooo:rsid="001c9014"/>
    </style:style>
    <style:style style:name="T17" style:family="text">
      <style:text-properties officeooo:rsid="001fb45b"/>
    </style:style>
    <style:style style:name="T18" style:family="text">
      <style:text-properties officeooo:rsid="001fbd6d"/>
    </style:style>
    <style:style style:name="T19" style:family="text">
      <style:text-properties officeooo:rsid="00212b95"/>
    </style:style>
    <style:style style:name="T20" style:family="text">
      <style:text-properties officeooo:rsid="0021c73b"/>
    </style:style>
    <style:style style:name="T21" style:family="text">
      <style:text-properties officeooo:rsid="00231aee"/>
    </style:style>
    <style:style style:name="T22" style:family="text">
      <style:text-properties officeooo:rsid="0023790b"/>
    </style:style>
    <style:style style:name="T23" style:family="text">
      <style:text-properties officeooo:rsid="0025e9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9. Россия в эпоху первых Романовых: внутреннее развитие государства</text:p>
      <text:p text:style-name="Subtitle"><text:span text:style-name="T1">Состояние Русской Церкви в первой половине XVII в. Церковная реформа патриарха Никона: причины, содержание и последствия</text:span>.</text:p>
      <text:p text:style-name="P6">Состояние Русской Церкви в первой половине XVII в.</text:p>
      <text:p text:style-name="P2">В начале <text:span text:style-name="T17">XVII</text:span> появляется оппозиция светской и духовной культуры <text:span text:style-name="T17">и</text:span> литературы. Это обусловлено не только появлением отдельных светских памятников, но и изменением подхода к духовной традиции.</text:p>
      <text:p text:style-name="P2">Религиозный ригоризм и стремление к нравственному реформированию общества, лежавшие в основе деятельности кружка боголюбцев (а отчасти и их предшественников), при<text:span text:style-name="T17">в</text:span>одит к переоценке православного духовного наследия. В процессе этой переоценки прочерчиваются границы между православным и неправославным, духовным и секулярным. Эти границы утверждаются в любой культурной деятельности, распространяются как на настоящее, так и на прошлое, так что то, что раньше находилось в неопредел<text:span text:style-name="T17">ё</text:span>нном отношении к православной традиции, теперь может осуждаться и отвергаться. <text:span text:style-name="T18">Однако, это разделение, введённое из благих намерений, породило и антицерковные настроения.</text:span></text:p>
      <text:p text:style-name="P2"><text:span text:style-name="T17"><text:tab/></text:span><text:span text:style-name="T18">Р</text:span>яд авторов XVII в. после Смутного времени стремились воссоздать пошатнувшийся порядок социального бытия и свои инновации представляли как черты традиционной православной культуры. Их заявления были программными, обусловленными попытками восстановить традиционную культуру, построить заново Святую Русь, разрушенную междоусобицей и польским нашествием. </text:p>
      <text:p text:style-name="P15"><text:tab/>Кроме реформаторов-боголюбцев, в Россию стали проникать католическая и еретическая литература, что время от времени провоцировало беспорядки внутри самой Церкви, подрывало её авторитет в обществе. Стали возникать различные секты.</text:p>
      <text:p text:style-name="P15"><text:soft-page-break/><text:tab/>Соборное уложение 1649 года серьёзно ударило по независимости Церкви от государства, чем не могло быть довольно духовенство, которое опасалось полного подчинения государству.</text:p>
      <text:p text:style-name="P2"/>
      <text:p text:style-name="P6"><text:span text:style-name="T16">Патриарх Никон и его реформа</text:span>.</text:p>
      <text:p text:style-name="P3"><text:tab/>Никон родился 24 <text:span text:style-name="T3">мая</text:span> 1605 г. в крестьянской семье села Вельдеманова, Княгининского уезда Нижегородской области. Отец носил имя Мины, будущий Никон крещен Никитой Миничем. Никита был высокого роста, крепкого богатырского сложения, с колоритным лицом и выразительными глазами. Впоследствии его патриаршие одежды были тоже богатырские. Саккос Никона весил четыре пуда, омофор около полутора пудов. Никон служил в них и ходил в дал<text:span text:style-name="T3">ё</text:span>кие крестные ходы. Вс<text:span text:style-name="T3">ё</text:span> в н<text:span text:style-name="T3">ё</text:span>м было богатырское. Этот силач сам мог много вынести, многого требовал и от других. Отсюда его ж<text:span text:style-name="T3">ё</text:span>сткая административная рука. В селе Лыскове, близ Волги, Никита <text:span text:style-name="T19">про</text:span>славился как священник. Съезжавшиеся <text:span text:style-name="T3">на проводившуюся неподалёку Макарьевскую ярмарку</text:span> московские купцы не могли не разузнать здесь о ставш<text:span text:style-name="T3">е</text:span>м знаменитостью местном священнике. Они зазвали Никиту переехать в Москву. Никита переселяется в столицу и здесь протекают мирно 10 лет его семейной приходской жизни. Вдруг все его три сына умирают; Никита потрясен и видит в этом знамение Божие, призыв «уйти из мира». Он уезжает на Соловки в строгий Анзерский скит под начало старца Елеазара. Здесь на 31-м году своей жизни он постригается с именем Никона. Бремя подвига берет на себя богатырское. Кроме общего келейного правила, Никон ежедневно прочитывал всю Псалтырь и клал по 1.000 земных поклонов. Иноки сходились только по субботам и воскресеньям. Никон приобрел способность видений. Видения продолжались у него и в последующей жизни. Но избыток сил, очевидно, требовал какого-то подвига не затворнического, а деятельного, практического. Мудрый Елеазар взял Никона с собой в деловую поездку в Москву, как умного советника.</text:p>
      <text:p text:style-name="P9"><text:tab/>В Москве Никон представлялся вместе с Елеазаром царю Михаилу Федоровичу. Вернулись они оба к себе с деньгами для построения каменного храма. Никон торопил с постройкой, а Елеазар оттягивал, считал это излишней роскошью. Никон не вынес ссоры и убежал. В небольшой лодке с мужиком-помором он пустился в путь на берег материка. Но в буре они едва не погибли. Спаслись, пристав к острову Кию, около устья Онеги. <text:span text:style-name="T3">Оттуда</text:span> Никон прош<text:span text:style-name="T3">ё</text:span>л пешком 120 в<text:span text:style-name="T3">ё</text:span>рст в Кожеезерскую обитель на острове Коже, Каргопольского уезда. Здесь по благословению настоятеля Никон опять начал подвиги <text:soft-page-break/>уединения. Через три года по смерти настоятеля монахи избрали Никона игуменом и послали его на поставление в Новгород (1643 г.).</text:p>
      <text:p text:style-name="P9"><text:tab/>В 1648 году Никон по делам монастыря прибыл в Москву. Никон очаровал <text:span text:style-name="T3">царя</text:span>. Алексей Михайлович не отпустил Никона из Москвы. Сделал его архимандритом Ново-Спасского монастыря, который был родовым монастыр<text:span text:style-name="T3">ё</text:span>м-усыпальницей Романовых. Таким образом, Никон стал как бы царским священником. Новый архимандрит обстроил, украсил монастырь и зав<text:span text:style-name="T3">ё</text:span>л в нем строгие порядки. Царь зачастил в монастырь, а Никон – к царю. Через три года, в 1649 г., царь продвинул его на митрополию Великого Новгорода. Царь дал новому митрополиту особые полномочия как, может быть, в целях умиротворения Новгорода, так, вероятно, и по внушению самого Никона, который имел чрезвычайно высокие представления о превосходстве власти церковной над государственной. 1649 г. был годом составления нового гражданского «Уложения». В н<text:span text:style-name="T20">ё</text:span>м проведена была тенденция к секуляризации церковных имуществ и ограничению автономных привилегий судебного ведомства церкви. Это усиление государственного веса над бытовыми церковными привилегиями ощущалось, как обида, всем епископатом. Он хотел выявить <text:span text:style-name="T21">доминирование Церкви над государством</text:span> в сво<text:span text:style-name="T22">ё</text:span>м Новгородском правлении, <text:span text:style-name="T3">и царь ему позволил.</text:span> Никону дано было право судить вс<text:span text:style-name="T3">ё</text:span> население церковных земель своей митрополии церковным судом. Мало того, ему было дано исключительное право высшего надзора в новгородской области даже и над самым судом государственным. Он ходил по тюрьмам и контролировал светское судопроизводство.</text:p>
      <text:p text:style-name="P9"><text:tab/>Никон не задумываясь упразднил в Новгороде безобразие многоголосия и вв<text:span text:style-name="T3">ё</text:span>л единогласие. Уничтожил старое «храмовое» пение и зав<text:span text:style-name="T3">ё</text:span>л пение гармоническое, тр<text:span text:style-name="T3">ё</text:span>хголосное по киевскому образцу. Привлекал этим пением новгородцев и удивлял самую Москву, привозя певчих с собой. Царь любовался своим любимцем и с гордостью показывал его и иностранным гостям, как, напр. Иерусалимскому патриарху Паисию, который восхищался Никоном</text:p>
      <text:p text:style-name="P8"><text:tab/>Никон развивал любовь к себе царя не только по личным мотивам, но и в целях своей церковной идеологии, в целях достижения действительной покорности светской власти церковной, в целях достижения восточной теократии, как е<text:span text:style-name="T3">ё</text:span> понимал Никон по своему начетничеству.</text:p>
      <text:p text:style-name="P9"><text:span text:style-name="T3"><text:tab/>Кокда скончался</text:span> патр<text:span text:style-name="T3">иарх</text:span> Иоси<text:span text:style-name="T3">ф,</text:span> кандидатами на патриаршество были митр<text:span text:style-name="T3">ополит</text:span> Ростовский Варлаам, Антоний, епископ Углицкий и, конечно, Никон. <text:span text:style-name="T3">Никон</text:span> решительно примыкал к большой государственной мысли царя Алексея о превращении русского царства во вселенское, нео-«цареградское», и <text:soft-page-break/>решительно был занят своей программой максимум о возвышении церкви над царством. <text:span text:style-name="T3">Никону нужен был сан партиарха, но даже</text:span> после соборного избрания <text:span text:style-name="T3">он</text:span> долго не соглашался принять патриаршество, не ради пустой церемонии. По его убеждению, он должен был совершить исключительной важности подвиг освобождения церкви от государства и возвышения е<text:span text:style-name="T3">ё</text:span> над государством, а для этого он должен был получить и исключительные полномочия. <text:span text:style-name="T3">Никон прямо потребовал от царя, духовенства и бояр</text:span> <text:span text:style-name="T3">соблюдать</text:span> <text:span text:style-name="T3">Евангелие </text:span>и правила св<text:span text:style-name="T3">ятых</text:span> Апостолов <text:span text:style-name="T3">и отцов</text:span>. И такое обещание царь и собор Никону дали.</text:p>
      <text:p text:style-name="P9"><text:tab/>Никон, став патриархом, признавался, что, как архимандрит, он в сво<text:span text:style-name="T3">ё</text:span> время вынужден был подписать Уложение неохотно и в душе затаил протест. Для идейной борьбы с Уложением патр. Никон впервые напечатал в 1653 г. свою знаменитую церковно-славянскую Кормчую с древних рукописей.</text:p>
      <text:p text:style-name="P8"><text:tab/>Ради фактической борьбы с ограничениями собственнических прав церковного хозяйства, Никон с особым вдохновением умножал патриаршие земельные владения и расширял границы собственной патриаршей области. При Никоне они достигли небывалых размеров. И сам царь, забывая Уложение, вновь жертвовал Никону имения. И Никон, презирая Уложение, вновь приобретал. Среди этой внутренней церковной «империи» Никон построил три монастыря, предназначенных для роли как бы личных династических владений церковного монарха. <text:span text:style-name="T3">(</text:span><text:span text:style-name="T5">Иверский монастырь, близ города Валдая (Новгородской области), Крестный монастырь на острове Белого моря, близ устья р. Онеги, и Воскресенский монастырь, названный «Новый Иерусалим» (около г. Воскресенска, недалеко от Москвы). Претенциозное название Новый Иерусалим воплощало целый комплекс великодержавных мечтаний Никона. Кроме копирования Иерусалимского храма Гроба Господня, алтарь в этом храме имел пять отделений с пятью престолами для всех пяти патриархов. Средний престол Никон предназначал для себя, не только как для хозяина, но и как для первого воистину вселенского из патриархов.</text:span><text:span text:style-name="T3">)</text:span></text:p>
      <text:p text:style-name="P8"><text:span text:style-name="T3"><text:tab/>П</text:span>рограмм<text:span text:style-name="T3">а</text:span> московского церковного великодержавия <text:span text:style-name="T3">требовала</text:span> срочных и чрезвычайных реформ в русской церкви для ее вящего исправления и прославления. Греческий образец при этом брался и в контраст латинству, и ради приближения церкви русской к греческому восприятию на случай ее прихода в самый Царьград.</text:p>
      <text:p text:style-name="P8"><text:tab/>В это дело Никон вложил весь свой бурный темперамент и свою неумеренную властность. Он делал вс<text:span text:style-name="T23">ё</text:span> с богатырским напором и увлечением. Он любил пышные богослужения и неустанно совершал их, привлекая к сослужению всех разрядов клириков от 40-ка до 75-ти лиц. Такая преувеличенная богослужебная пышность подсказывалась была для Никона символом и орудием усиления его власти. <text:span text:style-name="T3">Д</text:span>о Никона ни один епископ не ставился без царского указа, <text:span text:style-name="T6">а Никон ставил,</text:span> <text:span text:style-name="T6">судил и запрещал</text:span>. Архиереи стали называть себя «государями».</text:p>
      <text:p text:style-name="P10"><text:soft-page-break/>Никон был строг и тираничен в суде над духовенством. Особые дьяки Никона ходили по церквам Москвы и доносили ему о беспорядках. Патриаршие стрельцы <text:span text:style-name="T7">находили и арестовывали</text:span> нетрезвых попов. Это взволновало и подняло против Никона большинство Москвы, <text:span text:style-name="T8">включая духовенство.</text:span></text:p>
      <text:p text:style-name="P10"><text:tab/>Царь дал Никону титул «Великого Государя». Никон был советником царя в деле присоединения Малой России. Он советовал воевать и с поляками (1654 г.) и со шведами (1656 г.). Уезжая из Москвы в походы, царь оставлял Боярскую Думу под контролем Никона. Воеводы Никону адресовали свои челобитные. Боярин наместник Москвы и другие чины не имели права никакого дела решать без доклада патриарху. Даже коллективные боярские приговоры утверждались Никоном. И духовным лицам был чужд этот стиль государственного властолюбия и помпы. Никон в<text:span text:style-name="T9">ё</text:span>л переписку и с иностранными дворами: с Грузией, Молдавией, Валахией.</text:p>
      <text:p text:style-name="P8"><text:span text:style-name="T4"><text:tab/>Мысль о </text:span><text:span text:style-name="T10">власти</text:span><text:span text:style-name="T4"> Церкви над государством туманила Никону голову. Не понимал он по своему научному невежеству, что мысль эта чужда всему восточному православию, что к нам просочилась она тоже благодаря научному невежеству в ХV веке. Отсюда неистовая ярость Никона к Уложению и страстная мечта о возвращении церкви старой имущественной власти.</text:span></text:p>
      <text:p text:style-name="P8">Враги Никона поставили своей задачей оторвать сердце царя от патриарха, поссорить его с Никоном. Ход событий шел им навстречу. Царь вырастал, мужал, умудрялся и приобретал вкус к самостоятельности. Бояре пользовались этим и настраивали царя против Никона, как против захватчика неподобающей ему власти и чести в ущерб царю. Подошел момент, когда, наконец, это подействовало.</text:p>
      <text:p text:style-name="P8"><text:tab/>После неудачного шведского похода, предпринятого по настоянию Никона, царь стал заметно холоднее к нему. Внушения бояр, что военная неудача произошла по вине Никона и просто отвычка царя от Никона за время отлучек создали в нем некоторый протест против напористости «собинного друга». Возникает <text:span text:style-name="T11">и </text:span>ряд <text:span text:style-name="T11">других</text:span> личных конфликтов.</text:p>
      <text:p text:style-name="P8">Царь начал избегать встреч с Никоном. Никон понял и ответил контр демонстрациями. Никон стал приходить в нервное и ревнивое отчаяние от потери царской любви. Все великодержавные помыслы Никона о реформационных достижениях его патриаршества были построены целиком на любви и доверии царя. Без этого они были просто недостижимы. А потому в сознании Никона вонзилась мысль о неизбежности его ухода с патриаршества. А у царя сложилось решение тоже реформационное: ограничить Никона и впредь перестроить их взаимоотношения на холодных началах официального <text:soft-page-break/>долга. И царю было тоже нелегко это сделать. Малодушная неоткровенность царя Алексея была сугубо несносна для Никона и толкала его на нелепые психологически шаги.</text:p>
      <text:p text:style-name="P8">Конфликт разразился в начале июля 1658 г. <text:span text:style-name="T12">После очередного конфликта</text:span> <text:span text:style-name="T12">царь лишил Никона титула Великого Государя.</text:span> <text:span text:style-name="T12">Ч</text:span>уждая <text:span text:style-name="T12">православию чисто</text:span> латинская теократическая мечта рушилась…</text:p>
      <text:p text:style-name="P8"><text:span text:style-name="T13">Тогда Никон после очередного богослужения переоделся в облачение священника и отрёкся от патриаршества. Надежды Никона на то, что царь станет его отговаривать, оказались не соответствующими действительности. Хотя Алексей Михайлович не помешал Никону, он был возмущён таким самовольством. </text:span><text:span text:style-name="T14">Позже Никон объяснился царю в письме, ссылаясь на нарушение царём и боярами данного ими обещания,</text:span> на болезнь и опасение умереть патриархом.</text:p>
      <text:p text:style-name="P8">Так началось путанное дело <text:span text:style-name="T15">патриарха Никона </text:span>и смутное междупатриаршество на целое почти 10-летие, до 1667 г.</text:p>
      <text:p text:style-name="P5"/>
      <text:p text:style-name="P7">Последствия никонианской реформы</text:p>
      <text:p text:style-name="P2">Наиболее важным культурологическим результатом религиозной реформы было возникновение оппозиции све<text:span text:style-name="T2">т</text:span>ской и духовной культуры. В предшествующей культурной системе между духовным и секулярным существовала широкая переходная зона. <text:span text:style-name="T2">С</text:span>таринные обычаи оказались предметом переоценки, и при этом была проведена ч<text:span text:style-name="T2">ё</text:span>ткая граница между христианским и не христианским, духовным и профанным. Этот же процесс размежевания имеет место и в литературной деятельности. В полемическим трактате «О видимом образе Божием», написанном в 1630-х годах, Иван Бегичев противопоставля<text:span text:style-name="T2">ет</text:span> духовную и светскую литературу. На существующую литературу накладывается новая классификация, соответствующая новой установке на размежевание традиций, и это переоценка захватывает не тольковновь созданные тексты, но литературу в целом. Так, летописи, которые могли рассматриваться как свое<text:span text:style-name="T2">о</text:span>бразная часть духовной литературы, описывающая осуществление Божественного промысла в человеческой истории, теперь могут пониматься как простое изложение событий прошлого.</text:p>
      <text:p text:style-name="P2"><text:soft-page-break/></text:p>
      <text:p text:style-name="P2"/>
      <text:p text:style-name="P2"/>
      <text:p text:style-name="P4"/>
      <text:p text:style-name="P4">Из истории русской культуры: В 5 т. М., 2000. Т. 3.</text:p>
      <text:p text:style-name="P11">Карташев А. В. Очерки по истории Русской Церкви: В 2 т. М., 1997. Т. 2.</text:p>
      <text:p text:style-name="P11">Андреев И. Л. Алексей Михайлович. М., 2003</text:p>
      <text:p text:style-name="P4"/>
      <text:p text:style-name="P4"/>
      <text:p text:style-name="P4"/>
      <text:p text:style-name="P13">Алексеев В. П. Земские соборы древней Руси. М., 1915</text:p>
      <text:p text:style-name="P13">Буганов В. И. Мир истории: Россия в XVII столетии. М., 1989.</text:p>
      <text:p text:style-name="P13">Козляков В. Н. Михаил Фёдорович. М., 2004.</text:p>
      <text:p text:style-name="P13">Пресняков А. Е. Российские самодержцы. М., 199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8:02:01.191532004</meta:creation-date>
    <dc:date>2023-11-13T08:15:03.733107840</dc:date>
    <meta:editing-duration>PT14H56M13S</meta:editing-duration>
    <meta:editing-cycles>30</meta:editing-cycles>
    <meta:generator>LibreOffice/7.6.2.1$Linux_X86_64 LibreOffice_project/60$Build-1</meta:generator>
    <meta:document-statistic meta:table-count="0" meta:image-count="0" meta:object-count="0" meta:page-count="7" meta:paragraph-count="37" meta:word-count="1950" meta:character-count="14105" meta:non-whitespace-character-count="12174"/>
  </office:meta>
</office:document-meta>
</file>